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1665in" style:contextual-spacing="false" fo:orphans="2" fo:widows="2" fo:text-indent="0in" style:auto-text-indent="false"/>
    </style:style>
    <style:style style:name="P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style:style>
    <style:style style:name="P3" style:family="paragraph" style:parent-style-name="Text_20_body">
      <style:paragraph-properties fo:margin-left="0in" fo:margin-right="0in" fo:margin-top="0in" fo:margin-bottom="0in" style:contextual-spacing="false" fo:orphans="2" fo:widows="2" fo:text-indent="0in" style:auto-text-indent="false"/>
    </style:style>
    <style:style style:name="P4" style:family="paragraph" style:parent-style-name="Text_20_body" style:list-style-name="L2">
      <style:paragraph-properties fo:margin-top="0in" fo:margin-bottom="0in" style:contextual-spacing="false" fo:orphans="2" fo:widows="2"/>
      <style:text-properties fo:font-variant="normal" fo:text-transform="none" fo:color="#333333" style:font-name="apple-system" fo:font-size="12pt" fo:letter-spacing="normal" fo:font-style="normal" fo:font-weight="normal"/>
    </style:style>
    <style:style style:name="P5" style:family="paragraph" style:parent-style-name="Text_20_body" style:list-style-name="L2">
      <style:paragraph-properties fo:margin-top="0in" fo:margin-bottom="0in" style:contextual-spacing="false" fo:orphans="2" fo:widows="2"/>
    </style:style>
    <style:style style:name="P6" style:family="paragraph" style:parent-style-name="Text_20_body" style:list-style-name="L1">
      <style:paragraph-properties fo:margin-top="0in" fo:margin-bottom="0.1665in" style:contextual-spacing="false" fo:orphans="2" fo:widows="2"/>
    </style:style>
    <style:style style:name="P7" style:family="paragraph" style:parent-style-name="Text_20_body" style:list-style-name="L1">
      <style:paragraph-properties fo:margin-top="0in" fo:margin-bottom="0.1665in" style:contextual-spacing="false" fo:orphans="2" fo:widows="2"/>
      <style:text-properties fo:font-variant="normal" fo:text-transform="none" fo:color="#333333" style:font-name="apple-system" fo:font-size="12pt" fo:letter-spacing="normal" fo:font-style="normal" fo:font-weight="normal"/>
    </style:style>
    <style:style style:name="P8" style:family="paragraph" style:parent-style-name="Heading_20_1">
      <style:text-properties fo:font-variant="normal" fo:text-transform="none" fo:color="#333333" style:font-name="apple-system" fo:letter-spacing="normal" fo:font-style="normal" fo:font-weight="bold"/>
    </style:style>
    <style:style style:name="P9"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style:font-name="apple-system" fo:letter-spacing="normal" fo:font-style="normal" fo:font-weight="bold"/>
    </style:style>
    <style:style style:name="P10"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eeeeee"/>
    </style:style>
    <style:style style:name="P11" style:family="paragraph" style:parent-style-name="Heading_20_3">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letter-spacing="normal" fo:font-style="normal" fo:font-weight="bold"/>
    </style:style>
    <style:style style:name="P12" style:family="paragraph" style:parent-style-name="Heading_20_4">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font-size="12pt" fo:letter-spacing="normal" fo:font-style="normal" fo:font-weight="bold"/>
    </style:style>
    <style:style style:name="T1" style:family="text">
      <style:text-properties fo:font-variant="normal" fo:text-transform="none" fo:color="#4078c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4078c0"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3" style:family="text">
      <style:text-properties fo:font-variant="normal" fo:text-transform="none" fo:color="#333333" style:font-name="apple-system" fo:font-size="12pt" fo:letter-spacing="normal" fo:font-style="normal" fo:font-weight="normal"/>
    </style:style>
    <style:style style:name="T4" style:family="text">
      <style:text-properties fo:font-variant="normal" fo:text-transform="none" fo:color="#333333" style:font-name="apple-system" fo:font-size="12pt" fo:letter-spacing="normal" fo:font-style="normal" fo:font-weight="bold"/>
    </style:style>
    <style:style style:name="T5" style:family="text">
      <style:text-properties fo:font-variant="normal" fo:text-transform="none" fo:color="#333333" style:font-name="apple-system" fo:letter-spacing="normal" fo:font-style="normal" fo:font-weight="bold"/>
    </style:style>
    <style:style style:name="T6" style:family="text">
      <style:text-properties fo:font-variant="normal" fo:text-transform="none" fo:color="#333333" style:font-name="Consolas" fo:font-size="9.75pt" fo:letter-spacing="normal" fo:font-style="normal" fo:font-weight="normal" fo:padding="0in" fo:border="non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odule 5 Coding Assignment</text:h>
      <text:p text:style-name="P1"><text:a xlink:type="simple" xlink:href="https://www.coursera.org/learn/single-page-web-apps-with-angularjs"><text:span text:style-name="T1">Click here to SIGN UP for the </text:span></text:a><text:a xlink:type="simple" xlink:href="https://www.coursera.org/learn/single-page-web-apps-with-angularjs"><text:span text:style-name="Strong_20_Emphasis"><text:span text:style-name="Emphasis"><text:span text:style-name="T2">Single Page Web Applications with AngularJS</text:span></text:span></text:span></text:a><text:a xlink:type="simple" xlink:href="https://www.coursera.org/learn/single-page-web-apps-with-angularjs"><text:span text:style-name="T1"> course on Coursera</text:span></text:a><text:span text:style-name="T3">. It's FREE!</text:span></text:p>
      <text:p text:style-name="P1"><text:span text:style-name="Strong_20_Emphasis"><text:span text:style-name="T4">It's coding time! Woohoo!!!</text:span></text:span></text:p>
      <text:h text:style-name="P9" text:outline-level="2"><text:bookmark text:name="user-content-time-to-complete"/>Time to Complete</text:h>
      <text:p text:style-name="P2">It should take about an 1 hours or less.</text:p>
      <text:p text:style-name="P1"><text:span text:style-name="Strong_20_Emphasis"><text:span text:style-name="T4">Ask questions in </text:span></text:span><text:a xlink:type="simple" xlink:href="https://www.coursera.org/learn/single-page-web-apps-with-angularjs/discussions/weeks/5"><text:span text:style-name="Strong_20_Emphasis"><text:span text:style-name="T2">Week 5 Discussion Forum</text:span></text:span></text:a><text:span text:style-name="Strong_20_Emphasis"><text:span text:style-name="T4"> if you get stuck! We are all learning, and going through getting stuck and then unstuck (even with someone’s help) can be a very valuable learning experience!</text:span></text:span></text:p>
      <text:h text:style-name="P9" text:outline-level="2"><text:bookmark text:name="user-content-assignment-instructions"/>Assignment Instructions</text:h>
      <text:h text:style-name="P11" text:outline-level="3"><text:bookmark text:name="user-content-general-idea"/>General Idea</text:h>
      <text:p text:style-name="P3"><text:span text:style-name="T3">Your starting point for this assignment will be the code in the </text:span><text:span text:style-name="Source_20_Text"><text:span text:style-name="T6">examples/Lecture59</text:span></text:span><text:span text:style-name="T3"> folder.</text:span></text:p>
      <text:p text:style-name="P2">Your task is fairly simply.</text:p>
      <text:p text:style-name="P3"><text:span text:style-name="T3">First, change the 2 buttons at the top of the website to say </text:span><text:span text:style-name="Source_20_Text"><text:span text:style-name="T6">My Info</text:span></text:span><text:span text:style-name="T3"> and </text:span><text:span text:style-name="Source_20_Text"><text:span text:style-name="T6">Sign Up</text:span></text:span><text:span text:style-name="T3"> instead of </text:span><text:span text:style-name="Source_20_Text"><text:span text:style-name="T6">About</text:span></text:span><text:span text:style-name="T3"> and </text:span><text:span text:style-name="Source_20_Text"><text:span text:style-name="T6">Awards</text:span></text:span><text:span text:style-name="T3">.</text:span></text:p>
      <text:p text:style-name="P3"><text:span text:style-name="Strong_20_Emphasis"><text:span text:style-name="T4">Task 1:</text:span></text:span><text:span text:style-name="T3"> When the user clicks on the </text:span><text:span text:style-name="Source_20_Text"><text:span text:style-name="T6">Sign Up</text:span></text:span><text:span text:style-name="T3"> button, they should be taken to a view that lets them "sign up" for the newsletter (that will never come :-) ) of the restaurant. The sign up form should ask for the following information: first name, last name, email address, and phone number. It should also ask the user to specify the menu number that's their favorite dish. (The menu number is the </text:span><text:span text:style-name="Source_20_Text"><text:span text:style-name="T6">short_name</text:span></text:span><text:span text:style-name="T3"> attribute of each menu item).</text:span></text:p>
      <text:p text:style-name="P3"><text:span text:style-name="T3">Everything in the form (except th </text:span><text:span text:style-name="Source_20_Text"><text:span text:style-name="T6">short_name</text:span></text:span><text:span text:style-name="T3">) must be validate through AngularJS validation we learned in this module. When the user clicks the </text:span><text:span text:style-name="Source_20_Text"><text:span text:style-name="T6">Submit</text:span></text:span><text:span text:style-name="T3"> button (after all other fields are validate), try to retrieve the menu item the user specified as their favorite through the following REST endpoint </text:span><text:a xlink:type="simple" xlink:href="https://your-chosen-subdomain.herokuapp.com/menu_items/SHORT-NAME.json"><text:span text:style-name="T1">https://YOUR-CHOSEN-SUBDOMAIN.herokuapp.com/menu_items/SHORT-NAME.json</text:span></text:a><text:span text:style-name="T3">, where </text:span><text:span text:style-name="Source_20_Text"><text:span text:style-name="T6">YOUR-CHOSEN-SUBDOMAIN</text:span></text:span><text:span text:style-name="T3"> is the subdomain discussed in Lecture50 (Restaurant Server Setup), and the </text:span><text:span text:style-name="Source_20_Text"><text:span text:style-name="T6">SHORT-NAME</text:span></text:span><text:span text:style-name="T3"> is the name the user provided. If the server returns an error, you will know that the item name </text:span><text:soft-page-break/><text:span text:style-name="T3">specified is not valid. If that's the case, display a message next to the favorite choice saying </text:span><text:span text:style-name="Source_20_Text"><text:span text:style-name="T6">No such menu number exists</text:span></text:span><text:span text:style-name="T3">. (See bonus for more)</text:span></text:p>
      <text:p text:style-name="P3"><text:span text:style-name="T3">If everything is valid, save the user's preference somewhere in your client app such that you can retrieve it in another view/component/controller/etc. (Hint: think service). Once saved, display a message below the form saying </text:span><text:span text:style-name="Source_20_Text"><text:span text:style-name="T6">Your information has been saved</text:span></text:span><text:span text:style-name="T3">.</text:span></text:p>
      <text:p text:style-name="P3"><text:span text:style-name="Strong_20_Emphasis"><text:span text:style-name="T4">Task 2:</text:span></text:span><text:span text:style-name="T3"> When the user clicks on </text:span><text:span text:style-name="Source_20_Text"><text:span text:style-name="T6">My Info</text:span></text:span><text:span text:style-name="T3"> button, they should be taken to another view where it shows them their "registered" information, including the favorite menu item they picked. When showing the favorite menu item, display the picture of the menu item as well as its title and description.</text:span></text:p>
      <text:p text:style-name="P3"><text:span text:style-name="T3">If the user hasn't yet "registered" through the </text:span><text:span text:style-name="Source_20_Text"><text:span text:style-name="T6">Sign Up</text:span></text:span><text:span text:style-name="T3"> button, simply display a message saying: </text:span><text:span text:style-name="Source_20_Text"><text:span text:style-name="T6">Not Signed Up Yet. Sign up Now!</text:span></text:span><text:span text:style-name="T3">. The words "Sign up Now!" should be a link to the same view as the </text:span><text:span text:style-name="Source_20_Text"><text:span text:style-name="T6">Sign Up</text:span></text:span><text:span text:style-name="T3"> link points to.</text:span></text:p>
      <text:h text:style-name="P9" text:outline-level="2"><text:bookmark text:name="user-content-bonus-not-graded"/>Bonus (not graded)</text:h>
      <text:p text:style-name="P3"><text:span text:style-name="Strong_20_Emphasis"><text:span text:style-name="T4">Bonus Task 3:</text:span></text:span><text:span text:style-name="T3"> We haven't covered this, so do some research and figure out how to setup the validation of the user's choice for the favorite item BEFORE the user hits the </text:span><text:span text:style-name="Source_20_Text"><text:span text:style-name="T6">Submit</text:span></text:span><text:span text:style-name="T3"> button. This way, the message </text:span><text:span text:style-name="Source_20_Text"><text:span text:style-name="T6">No such menu number exists</text:span></text:span><text:span text:style-name="T3">should show up pretty soon after the user types something into the favorite menu item textbox and it loses focus.</text:span></text:p>
      <text:p text:style-name="P2">(Yes, I realize, it may be better to simply present the user with the list of items, but this is an exercise, after all.)</text:p>
      <text:p text:style-name="P1"><text:span text:style-name="Strong_20_Emphasis"><text:span text:style-name="T4">Bonus Task 4:</text:span></text:span><text:span text:style-name="T3"> Write a simple test which exercises the function that will determine if the favorite item exists in the menu or doesn't exist. Note, that you will need to use the $httpBackend service (and probably look up the docs for it as well) to achieve this test properly.</text:span></text:p>
      <text:h text:style-name="P11" text:outline-level="3"><text:bookmark text:name="user-content-rules"/>Rules</text:h>
      <text:p text:style-name="P2">Do it the Angular way... We've covered this enough in the previous assignments and having the restaurant codebase the way it is, it would simply be more "painful" for you to try to do this without AngularJS, so I trust that you will pretty much be forced to do things the Angular way.</text:p>
      <text:h text:style-name="P11" text:outline-level="3"><text:bookmark text:name="user-content-steps"/>Steps</text:h>
      <text:p text:style-name="P2">I will not detail the steps in this assignment simply because pretty much all of them have been listed in the previous assignments. At this point, you have done the tasks I am asking you to do in this assignment in the previous <text:soft-page-break/>assignments (with the exclusion of form validation, which you should just look up the lecture and sample code for.)</text:p>
      <text:h text:style-name="P12" text:outline-level="4"><text:bookmark text:name="user-content-important-implementation-notes"/>Important Implementation Notes</text:h>
      <text:list xml:id="list1826395125946926076" text:style-name="L1">
        <text:list-item>
          <text:p text:style-name="P6"><text:span text:style-name="T3">Make sure all of your Javascript code is inside of an IIFE. (</text:span><text:span text:style-name="Emphasis"><text:span text:style-name="T3">If you don't know what that is or why we'd want to use it, brush up on it by looking through module 4 of </text:span></text:span><text:a xlink:type="simple" xlink:href="https://www.coursera.org/learn/html-css-javascript-for-web-developers/"><text:span text:style-name="Emphasis"><text:span text:style-name="T1">HTML, CSS, and Javascript for Web Developers</text:span></text:span></text:a><text:span text:style-name="Emphasis"><text:span text:style-name="T3"> course I teach.</text:span></text:span><text:span text:style-name="T3">)</text:span></text:p>
        </text:list-item>
        <text:list-item>
          <text:p text:style-name="P7">Make sure all of your dependency injections are protected from minification.</text:p>
        </text:list-item>
        <text:list-item>
          <text:p text:style-name="P7">After you are done and satisfied with your solution, don't forget to add/commit/push your code to your repository.</text:p>
        </text:list-item>
      </text:list>
      <text:h text:style-name="P10" text:outline-level="2"><text:bookmark text:name="user-content-important-reminders"/><text:span text:style-name="Strong_20_Emphasis"><text:span text:style-name="T5">IMPORTANT REMINDERS:</text:span></text:span></text:h>
      <text:list xml:id="list3673957151138485098" text:style-name="L2">
        <text:list-item>
          <text:p text:style-name="P4">Closely follow the submission guidelines for this assignment on Coursera.org</text:p>
        </text:list-item>
        <text:list-item>
          <text:p text:style-name="P5"><text:span text:style-name="T3">Make </text:span><text:span text:style-name="Strong_20_Emphasis"><text:span text:style-name="T4">sure</text:span></text:span><text:span text:style-name="T3"> you provide the correct URL in your submission (it should be GitHub</text:span><text:span text:style-name="T4">.io</text:span><text:span text:style-name="T3">, </text:span><text:span text:style-name="Emphasis"><text:span text:style-name="T3">not</text:span></text:span><text:span text:style-name="T3"> GitHub</text:span><text:span text:style-name="T4">.com</text:span><text:span text:style-name="T3">)</text:span></text:p>
        </text:list-item>
        <text:list-item>
          <text:p text:style-name="P5"><text:span text:style-name="T3">Make </text:span><text:span text:style-name="Strong_20_Emphasis"><text:span text:style-name="T4">sure</text:span></text:span><text:span text:style-name="T3"> to TEST your assignment not just on your local machine, but ALSO once you deploy it on GitHub, using the URL you are providing as part of your submission.</text:span></text:p>
        </text:list-item>
        <text:list-item>
          <text:p text:style-name="P4">This assignment will be peer-reviewed (and graded). The guidance will be given such that if submission instructions are not followed, the assignment is to be failed. This includes providing the wrong URL for your deployment. Following instructions is very much part of software development. After all, that's what software requirements are - instructions to follow.</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9:26:42.416483423</meta:creation-date>
    <dc:date>2016-10-19T19:28:31.135741555</dc:date>
    <meta:editing-duration>P0D</meta:editing-duration>
    <meta:editing-cycles>1</meta:editing-cycles>
    <meta:document-statistic meta:table-count="0" meta:image-count="0" meta:object-count="0" meta:page-count="3" meta:paragraph-count="33" meta:word-count="894" meta:character-count="5184" meta:non-whitespace-character-count="4330"/>
    <meta:generator>LibreOffice/4.2.8.2$Linux_X86_64 LibreOffice_project/420m0$Build-2</meta:generator>
  </office:meta>
</office:document-meta>
</file>